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Arial" fo:font-size="11pt" style:font-size-asian="11pt" style:font-size-complex="11pt"/>
    </style:style>
    <style:style style:name="P2" style:family="paragraph" style:parent-style-name="Standard">
      <style:paragraph-properties fo:line-height="100%" fo:text-align="justify" style:justify-single-word="false"/>
      <style:text-properties fo:color="#000000" style:font-name="Arial" fo:font-size="11pt" fo:language="pl" fo:country="PL" style:font-size-asian="11pt" style:font-size-complex="11pt"/>
    </style:style>
    <style:style style:name="P3" style:family="paragraph" style:parent-style-name="Standard">
      <style:paragraph-properties fo:line-height="100%" fo:text-align="start" style:justify-single-word="false"/>
      <style:text-properties fo:color="#000000" style:font-name="Arial" fo:font-size="11pt" fo:language="pl" fo:country="PL" style:font-size-asian="11pt" style:font-size-complex="11pt"/>
    </style:style>
    <style:style style:name="P4" style:family="paragraph" style:parent-style-name="Standard">
      <style:paragraph-properties fo:line-height="100%" fo:text-align="justify" style:justify-single-word="false"/>
      <style:text-properties fo:color="#000000" style:font-name="Arial" fo:font-size="11pt" fo:language="pl" fo:country="PL" fo:font-weight="bold" style:font-size-asian="11pt" style:font-weight-asian="bold" style:font-size-complex="11pt" style:font-weight-complex="bold"/>
    </style:style>
    <style:style style:name="P5" style:family="paragraph" style:parent-style-name="Standard">
      <style:paragraph-properties fo:line-height="100%" fo:text-align="justify" style:justify-single-word="false"/>
      <style:text-properties fo:color="#000000" style:font-name="Arial" fo:font-size="11pt" fo:language="pl" fo:country="PL" fo:font-style="italic" style:font-size-asian="11pt" style:font-style-asian="italic" style:font-size-complex="11pt" style:font-style-complex="italic"/>
    </style:style>
    <style:style style:name="P6" style:family="paragraph" style:parent-style-name="Standard">
      <style:paragraph-properties fo:margin-top="0cm" fo:margin-bottom="0cm" fo:line-height="100%" fo:text-align="justify" style:justify-single-word="false"/>
      <style:text-properties fo:color="#000000" style:font-name="Arial" fo:font-size="11pt" fo:language="pl" fo:country="PL" style:font-size-asian="11pt" style:font-size-complex="11pt"/>
    </style:style>
    <style:style style:name="P7" style:family="paragraph" style:parent-style-name="Standard">
      <style:paragraph-properties fo:margin-top="0cm" fo:margin-bottom="0cm" fo:line-height="100%" fo:text-align="justify" style:justify-single-word="false"/>
      <style:text-properties fo:color="#000000" style:font-name="Arial" fo:font-size="11pt" fo:language="pl" fo:country="PL" fo:font-weight="bold" style:font-size-asian="11pt" style:font-weight-asian="bold" style:font-size-complex="11pt" style:font-weight-complex="bold"/>
    </style:style>
    <style:style style:name="P8" style:family="paragraph" style:parent-style-name="Standard">
      <style:paragraph-properties fo:margin-top="0cm" fo:margin-bottom="0cm" fo:line-height="100%" fo:text-align="justify" style:justify-single-word="false"/>
      <style:text-properties fo:color="#000000" style:font-name="Arial" fo:font-size="11pt" fo:language="pl" fo:country="PL" style:text-underline-style="solid" style:text-underline-width="auto" style:text-underline-color="font-color" fo:font-weight="bold" style:font-size-asian="11pt" style:font-weight-asian="bold" style:font-size-complex="11pt"/>
    </style:style>
    <style:style style:name="P9" style:family="paragraph" style:parent-style-name="Standard">
      <style:paragraph-properties fo:margin-top="0cm" fo:margin-bottom="0cm" fo:line-height="100%" fo:text-align="justify" style:justify-single-word="false"/>
      <style:text-properties fo:color="#000000" style:font-name="Arial" fo:font-size="11pt" fo:language="pl" fo:country="PL" style:text-underline-style="solid" style:text-underline-width="auto" style:text-underline-color="font-color" style:font-size-asian="11pt" style:font-size-complex="11pt"/>
    </style:style>
    <style:style style:name="P10" style:family="paragraph" style:parent-style-name="Standard">
      <style:paragraph-properties fo:margin-top="0cm" fo:margin-bottom="0cm" fo:line-height="100%" fo:text-align="start" style:justify-single-word="false"/>
      <style:text-properties fo:font-variant="normal" fo:text-transform="none" fo:color="#000000" style:font-name="Arial" fo:font-size="11pt" fo:letter-spacing="normal" fo:language="pl" fo:country="PL" fo:font-style="normal" style:text-underline-style="none" fo:font-weight="bold" style:font-size-asian="11pt" style:font-weight-asian="bold" style:font-size-complex="11pt"/>
    </style:style>
    <style:style style:name="P11" style:family="paragraph" style:parent-style-name="Standard">
      <style:paragraph-properties fo:margin-top="0cm" fo:margin-bottom="0cm" fo:line-height="100%" fo:text-align="justify" style:justify-single-word="false"/>
      <style:text-properties fo:color="#009933" style:font-name="Arial" fo:font-size="11pt" fo:language="pl" fo:country="PL" fo:font-style="italic" style:text-underline-style="solid" style:text-underline-width="auto" style:text-underline-color="font-color" style:font-size-asian="11pt" style:font-style-asian="italic" style:font-size-complex="11pt" style:font-style-complex="italic"/>
    </style:style>
    <style:style style:name="P12" style:family="paragraph" style:parent-style-name="Text_20_body">
      <style:paragraph-properties fo:margin-top="0cm" fo:margin-bottom="0cm" fo:line-height="100%" fo:orphans="2" fo:widows="2"/>
      <style:text-properties fo:font-variant="normal" fo:text-transform="none" fo:color="#000000" style:font-name="Arial" fo:font-size="11pt" fo:letter-spacing="normal" fo:font-style="normal" fo:font-weight="normal" style:font-size-asian="11pt" style:font-size-complex="11pt"/>
    </style:style>
    <style:style style:name="P13" style:family="paragraph" style:parent-style-name="Standard">
      <style:paragraph-properties fo:margin-left="0cm" fo:margin-right="0cm" fo:margin-top="0cm" fo:margin-bottom="0cm" fo:line-height="100%" fo:orphans="2" fo:widows="2" fo:text-indent="0cm" style:auto-text-indent="false"/>
      <style:text-properties fo:font-variant="normal" fo:text-transform="none" fo:color="#000000" style:font-name="Arial" fo:font-size="11pt" fo:letter-spacing="normal" style:font-size-asian="11pt" style:font-size-complex="11pt"/>
    </style:style>
    <style:style style:name="P14" style:family="paragraph" style:parent-style-name="Text_20_body">
      <style:paragraph-properties fo:margin-left="0cm" fo:margin-right="0cm" fo:margin-top="0cm" fo:margin-bottom="0cm" fo:line-height="100%" fo:orphans="2" fo:widows="2" fo:text-indent="0cm" style:auto-text-indent="false"/>
      <style:text-properties fo:font-variant="normal" fo:text-transform="none" fo:color="#000000" style:font-name="Arial" fo:font-size="11pt" fo:letter-spacing="normal" style:font-size-asian="11pt" style:font-size-complex="11pt"/>
    </style:style>
    <style:style style:name="P15" style:family="paragraph" style:parent-style-name="Text_20_body">
      <style:paragraph-properties fo:margin-left="0cm" fo:margin-right="0cm" fo:margin-top="0cm" fo:margin-bottom="0cm" fo:line-height="100%" fo:orphans="2" fo:widows="2" fo:text-indent="0cm" style:auto-text-indent="false"/>
    </style:style>
    <style:style style:name="P16" style:family="paragraph" style:parent-style-name="Standard">
      <style:paragraph-properties fo:margin-left="0cm" fo:margin-right="0cm" fo:line-height="100%"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17" style:family="paragraph" style:parent-style-name="Text_20_body">
      <style:paragraph-properties fo:margin-left="0cm" fo:margin-right="0cm" fo:margin-top="0cm" fo:margin-bottom="0.397cm" fo:line-height="100%"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18" style:family="paragraph" style:parent-style-name="Standard" style:master-page-name="Standard">
      <style:paragraph-properties fo:line-height="100%" fo:text-align="start" style:justify-single-word="false" style:page-number="auto"/>
      <style:text-properties fo:color="#000000" style:font-name="Arial" fo:font-size="11pt" style:font-size-asian="11pt" style:font-size-complex="11pt"/>
    </style:style>
    <style:style style:name="P19" style:family="paragraph" style:parent-style-name="Standard">
      <style:paragraph-properties fo:line-height="100%" fo:text-align="justify" style:justify-single-word="false"/>
      <style:text-properties fo:color="#000000" style:font-name="Arial" fo:font-size="11pt" style:font-size-asian="11pt" style:font-size-complex="11pt"/>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font-weight="bold" style:font-weight-asian="bold" style:font-weight-complex="bold"/>
    </style:style>
    <style:style style:name="T4" style:family="text">
      <style:text-properties fo:language="pl" fo:country="PL" fo:font-style="italic" style:font-style-asian="italic"/>
    </style:style>
    <style:style style:name="T5" style:family="text">
      <style:text-properties fo:language="pl" fo:country="PL" fo:font-weight="normal" style:font-weight-asian="normal" style:font-weight-complex="normal"/>
    </style:style>
    <style:style style:name="T6" style:family="text">
      <style:text-properties fo:font-variant="normal" fo:text-transform="none" fo:color="#ff3333" style:font-name="Arial" fo:font-size="11pt" fo:letter-spacing="normal" fo:font-style="normal" style:text-underline-style="solid" style:text-underline-width="auto" style:text-underline-color="font-color" fo:font-weight="normal" style:font-size-asian="11pt" style:font-size-complex="11pt"/>
    </style:style>
    <style:style style:name="T7" style:family="text">
      <style:text-properties fo:font-variant="normal" fo:text-transform="none" fo:color="#ff3333" style:font-name="Arial" fo:font-size="11pt" fo:letter-spacing="normal" fo:font-style="normal" style:text-underline-style="solid" style:text-underline-width="auto" style:text-underline-color="font-color" fo:font-weight="bold" style:font-size-asian="11pt" style:font-size-complex="11pt"/>
    </style:style>
    <style:style style:name="T8" style:family="text">
      <style:text-properties fo:color="#009933" fo:font-style="italic" style:text-underline-style="solid" style:text-underline-width="auto" style:text-underline-color="font-color" style:font-style-asian="italic" style:font-style-complex="italic"/>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Nasza córeczka </text:span><text:span text:style-name="T2">Nina Samsonowicz</text:span><text:span text:style-name="T1"> urodziła się 12 lipca 2016 roku w Krakowie z jedną z najcięższych wrodzonych wad serca – </text:span><text:span text:style-name="T2">HLHS (zespół niedorozwoju lewego serca</text:span><text:span text:style-name="T1">), co w uproszczeniu oznacza, że los obdarzył ją tylko </text:span><text:span text:style-name="T2">połową serduszka</text:span><text:span text:style-name="T1">. Życie Niny uzależnione jest od przeprowadzenia przynajmniej </text:span><text:span text:style-name="T2">3 niezwykle skomplikowanych i ryzykownych operacji</text:span><text:span text:style-name="T1">. Niestety mimo tego serce naszej córki nigdy nie będzie zdrowe. Jedna komora będzie musiała wystarczyć jej na całe życie w oczekiwaniu na nowe rozwiązania medyczne. Ninka przeszła już 2 ciężkie operacje na otwartym sercu, nie raz ocierając się o śmierć. Potrzebuje jeszcze jednej, którą chcielibyśmy przeprowadzić w </text:span><text:span text:style-name="T2">niemieckiej Klinice Uniwersyteckiej w Münster</text:span><text:span text:style-name="T5">, gdzie osiąga się rewelacyjne wyniki leczenia dzieci z pojedynczą komorą serca. Otrzymaliśmy już kwalifikację do operacji w Niemczech. Szacowany koszt leczenia</text:span><text:span text:style-name="T1"> to </text:span><text:span text:style-name="T2">37.000 Euro</text:span><text:span text:style-name="T1">. Udało nam się do tej pory zebrać około 1/3 tej kwoty. Możecie wesprzeć nas, by udało nam się osiągnąć cel, wpłacając darowiznę na rzecz Niny poprzez jej oficjalne konto w Fundacji Serce Dziecka: </text:span></text:p>
      <text:p text:style-name="P3"/>
      <text:p text:style-name="P10">Fundacja Serce Dziecka im. Diny Radziwiłłowej<text:line-break/>ul. Narbutta 27 lok.1, 02-536 Warszawa</text:p>
      <text:p text:style-name="P13"> </text:p>
      <text:p text:style-name="P16">Nr konta na wpłaty złotowe PL </text:p>
      <text:p text:style-name="P16">17 1160 2202 0000 0000 8297 2843</text:p>
      <text:p text:style-name="P16"/>
      <text:p text:style-name="P17">Nr konta na wpłaty w Euro:</text:p>
      <text:p text:style-name="P17">PL 09 1160 2202 0000 0001 2152 1272</text:p>
      <text:p text:style-name="P12">SWIFT BIGBPLPW</text:p>
      <text:p text:style-name="P14"> </text:p>
      <text:p text:style-name="P15"><text:span text:style-name="T6">koniecznie z dopiskiem w tytule przelewu: </text:span><text:span text:style-name="Strong_20_Emphasis"><text:span text:style-name="T7">ZC 8140 Nina Samsonowicz</text:span></text:span></text:p>
      <text:p text:style-name="P15"><text:span text:style-name="Strong_20_Emphasis"><text:span text:style-name="T7"/></text:span></text:p>
      <text:p text:style-name="P8"/>
      <text:p text:style-name="P6">Możecie też dokonać wpłaty na rzecz Niny za pośrednictwem zweryfikowanej zbiórki w Euro na portalu <text:span text:style-name="T9">Facebook:</text:span> <text:span text:style-name="T8">LINK </text:span></text:p>
      <text:p text:style-name="P11"/>
      <text:p text:style-name="P6"/>
      <text:p text:style-name="P9">Pamiętajcie, że dokonując wpłaty na konto Niny w Fundacji, macie pewność, że wszystkie środki zostaną przeznaczone jedynie na rzecz zweryfikowanych kosztów medycznych.</text:p>
      <text:p text:style-name="P9"/>
      <text:p text:style-name="P7"/>
      <text:p text:style-name="P4">Poznajcie bliżej naszą historię:</text:p>
      <text:p text:style-name="P1"><text:span text:style-name="T3">O wadzie dowiedzieliśmy się jeszcze w ciąży.</text:span><text:span text:style-name="T1"> 22 lutego 2016 w trakcie USG ginekologicznego usłyszeliśmy, że serce naszego dziecka nie pracuje prawidłowo. 4 dni później trafiliśmy na badanie echo serca. Usłyszeliśmy to, czego wszyscy rodzice niezwykle się boją: </text:span><text:span text:style-name="T4">Państwa dziecko jest bardzo poważnie chore</text:span><text:span text:style-name="T1">. A potem kolejne ciosy. Diagnoza: krytyczna wada: HLHS – zespół niedorozwoju lewego serca. Trzyetapowe leczenie kardiochirurgiczne. Nie da się przywrócić prawidłowej anatomii serca, serce zawsze pozostanie sercem jednokomorowym. <text:s/>Bez operacji zaraz po urodzeniu dziecko nie ma żadnych szans na przeżycie. Operacje są bardzo ryzykowne i wielu dzieciom nie udaje się. Nagle musieliśmy się przyzwyczaić do myśli, że coś, co braliśmy za oczywistość, jak to, że nasza córka zda maturę, pójdzie na studia, znajdzie pracę, będzie mieć dzieci, nie jest tak naprawdę pewne. Jeszcze nie </text:span><text:soft-page-break/><text:span text:style-name="T1">przypuszczaliśmy, jak straszne chwile przyjdzie nam później przeżyć i jak wiele niebezpieczeństw nas czeka. Tak oto rozpoczęła się walka i wyścig o życie i zdrowie naszej Niny. Ponad miesiąc przed porodem córki przeprowadziliśmy się do Krakowa, aby móc leczyć ją w Uniwersyteckim Szpitalu Dziecięcym w Prokocimiu. Jeszcze nie zdawaliśmy sobie sprawy, że w Krakowie z przerwami spędzimy w sumie pół roku. </text:span></text:p>
      <text:p text:style-name="P1"><text:span text:style-name="T3">Nina urodziła się o czasie na przekór przewidywaniom, że ciąży nie uda się donosić.</text:span><text:span text:style-name="T1"> Była jednak drobnym dzieckiem – ważyła zaledwie 2,5 kg. Zaraz po urodzeniu zamiast w ramiona mamy trafiła do szpitalnego łóżeczka, które było jej domem przez pierwsze trzy miesiące życia. Pierwszą operację ratującą życie przeszła w wieku 2 tygodni. Ninka źle zniosła radykalne zmiany, jakich musiano dokonać w jej organizmie – malutka długo i bardzo powoli dochodziła do siebie po operacji. Jej niska waga urodzeniowa dodatkowo utrudniała walkę o życie. Prawie półtora miesiąca jej oddech wspomagany był mechanicznie respiratorem, a następnie za pomocą CPAP-u. Ninka praktycznie przez cały pobyt w szpitalu żywiona była sondą dożołądkową, a w pewnym momencie już wyłącznie pozajelitowo, gdyż każda próba podania pokarmu kończyła się wymiotami. Ze względu na anemię przeszła przetaczanie krwi. Musiała też znieść inwazyjne badania płuc, drenowanie płynów z opłucnej, niezliczone nakłucia i inne bolesne zabiegi. Mimo gehenny, jaką przeszła nasza córeczka</text:span><text:bookmark text:name="_GoBack"/><text:span text:style-name="T1">, jej stan przy wypisie ze szpitala był dobry. Przez kolejne tygodnie mogliśmy cieszyć się prawie normalnym życiem w domu.</text:span></text:p>
      <text:p text:style-name="P1"><text:span text:style-name="T3">Druga operacja Niny odbyła się planowo 17 stycznia 2017 roku. </text:span><text:span text:style-name="T1">Niestety i tym razem córka stoczyła ciężką walkę o życie. W drugiej dobie po zabiegu Ninka musiała przejść pilne cewnikowanie serca ze względu na groźną skrzeplinę, która osadziła się w lewej tętnicy płucnej a następnie agresywne leczenie farmakologiczne. Na szczęście reakcja lekarzy była natychmiastowa i po zabiegu stan Niny uległ poprawie i stopniowej stabilizacji. Nina musiała jeszcze walczyć m.in. z silnym krwawieniem z nosa (co powodowało konieczność utrzymania rurki intubacyjnej i wprowadzenie jej przez usta oraz podawanie leków zwiotczających), bolesnymi odparzeniami po plastrach, wielodniową gorączką, zaleganiami w żołądku, aż w końcu infekcją rotawirusową, by mogła wrócić do domu miesiąc później. </text:span></text:p>
      <text:p text:style-name="P2"><text:span text:style-name="T9">Był to bardzo trudny czas, choć przeżywaliśmy go inaczej niż po pierwszej operacji.</text:span> Zdążyliśmy już poznać Ninę i oglądanie jej w ciężkim stanie, opuchniętej, gorączkującej było dla nas trudne do zniesienia. Martwiliśmy się bardzo o jej dalszy rozwój. Malutka Nina w wieku 7 miesięcy ważyła zaledwie 5 kg i była wycieńczona pobytem w szpitalu. Nina na szczęście szybko wróciła do dobrej kondycji, a my nieśmiało zaczęliśmy otwierać się na normalne życie, które znaliśmy jeszcze sprzed diagnozy. </text:p>
      <text:p text:style-name="P2"><text:span text:style-name="T9">Ninka mimo bardzo ciężkiego startu zdołała dogonić zdrowych rówieśników.</text:span> Na pierwszy rzut oka od dzieci w jej wieku odróżnia ją „tylko” skrajna niedowaga. Mając prawie 2,5 lat waży nieco ponad 9 kg. Początkowo baliśmy się, czy w ogóle będzie chodzić, a ona biega i tańczy, czy po długiej intubacji będzie wydawać głos, a ona mówi pełnymi zdaniami, a nawet liczy i czyta pierwsze literki. Jest niezwykle pogodna, bystra i towarzyska. Można by rzec – normalne dziecko, choć nasze życie od zwyczajowo pojmowanej normalności zawsze będzie inne. Przypomina nam o tym nie tylko blizna przecinająca jej klatkę piersiową, wizyty w szpitalu i leki, które Nina przyjmuje kilka razy dziennie, ale też strach o jej życie, który towarzyszy nam nieustannie. </text:p>
      <text:p text:style-name="P1"><text:span text:style-name="T3">Ninę czeka wciąż jedna planowa operacja – operacja Fontana. </text:span><text:span text:style-name="T5">Nie naprawi ona w pełni jej serca, ale pozwoli jej dalej żyć i rozwijać się. </text:span><text:span text:style-name="T1">My bacznie obserwujemy rozwój technologii, które pozwoliłyby zatrzymać postęp choroby wywołanej przez odmienne od fizjologicznego krążenie, a także odsunąć w czasie lub wręcz uniknąć przeszczepu serca, który – jeśli w ogóle dochodzi do skutku - nie jest rozwiązaniem wszystkich problemów. Wiemy, że mieliśmy dużo szczęścia, że Ninka ma się teraz dobrze. Wiele dzieci, które poznaliśmy, odeszło. Niestety wiemy też, że w </text:span><text:soft-page-break/><text:span text:style-name="T1">przypadku takiej wady, jaką ma Nina, nigdy nie zaznamy pełni spokoju i nie będziemy mogli powiedzieć: najgorsze już za nami. Dlatego, gdy przyszło do wyboru miejsca ostatniej, planowej operacji Niny, zdecydowaliśmy się szukać najbardziej optymalnego rozwiązania, aby zminimalizować ryzyko, jakie wiąże się z tak ciężkim zabiegiem. Stąd nasza decyzja, by ostatni etap leczenia, odbył się w Uniwersyteckiej Klinice w Munster u prof. Edwarda Malca, który osiąga ponadprzeciętne wyniki w leczeniu serc jednokomorwych.</text:span><text:span text:style-name="T5"> </text:span><text:span text:style-name="T1">Jego wyniki po operacji Fontana cechuje 100% przeżywalność, krótkie hospitalizacje, minimum powikłań, dziecko nie musi też osiągnąć określonej masy ciała do operacji, co w przypadku Niny, która ma skrajną niedowagę, jest istotne. To wszystko przekonało nas do tej decyzji. W Niemczech będziemy mogli też przebywać z dzieckiem przez 24 h na dobę także na oddziale intensywnej terapii (OIT), co w Polsce wciąż nie jest niemożliwe. W naszym szpitalu wizyty na OIT odbywają się tylko 2 razy dziennie i trwają 45 minut. Jest to dla nas bardzo ważne, buy towarzyszyć córce przez cały proces leczenia. Mając doświadczenie długiego pobytu w szpitalu i ciężkiego przebiegu pooperacyjnego, trudno nam wyobrazić sobie, że po tak skomplikowanej operacji Ninka nie będzie mogła mieć przy sobie cały czas mamy i taty. Profesor Malec zgodził się zoperować Ninę, otrzymaliśmy oficjalną kwalifikację.</text:span></text:p>
      <text:p text:style-name="P1"><text:span text:style-name="T3">Przewidywane koszty planowanej operacji, poprzedzającego ją cewnikowania serca oraz pobytu w szpitalu to </text:span><text:span text:style-name="T2">37.000 Euro</text:span><text:span text:style-name="T1">. Kwota ta może wzrosnąć w przypadku nieprzewidzianych wydarzeń. Więc w rzeczywistości musimy być przygotowani na jeszcze większe koszty. </text:span><text:span text:style-name="T5">Część <text:s/>środków udało nam się już zgromadzić <text:s/>m.in. dzięki Waszej pomocy i wpływom z 1% podatku. Liczymy, że z Waszym dalszym wsparciem uda się sfinansować nasz pob</text:span><text:span text:style-name="T1">yt w szpitalu w Munster.</text:span></text:p>
      <text:p text:style-name="P2"/>
      <text:p text:style-name="P2">Za wszelką dotychczasową pomoc oraz dalsze wsparcie serdecznie dziękujemy.</text:p>
      <text:p text:style-name="P5">Karolina i Andrzej Samsonowicz</text:p>
      <text:p text:style-name="P5">Rodzice Niny</text:p>
      <text:p text:style-name="P2"/>
      <text:p text:style-name="P2"/>
      <text:p text:style-name="P2"/>
      <text:p text:style-name="P2">. </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zej Samsonowicz</meta:initial-creator>
    <dc:creator>Karo Sam</dc:creator>
    <meta:editing-cycles>13</meta:editing-cycles>
    <meta:creation-date>2018-11-29T18:57:00</meta:creation-date>
    <dc:date>2018-12-06T21:10:01.03</dc:date>
    <meta:editing-duration>PT3H21M33S</meta:editing-duration>
    <meta:generator>OpenOffice/4.1.2$Win32 OpenOffice.org_project/412m3$Build-9782</meta:generator>
    <meta:document-statistic meta:table-count="0" meta:image-count="0" meta:object-count="0" meta:page-count="3" meta:paragraph-count="24" meta:word-count="1287" meta:character-count="86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